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cell-protect="none" style:print-content="true"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cell-protect="none" style:print-content="true" fo:background-color="transparent"/>
      <style:text-properties fo:color="#000000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Land Area</text:p>
          </table:table-cell>
          <table:table-cell table:style-name="ce4" office:value-type="string" calcext:value-type="string">
            <text:p>Density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fghanistan-population/" xlink:type="simple">Afghanistan</text:a></text:p>
          </table:table-cell>
          <table:table-cell table:style-name="ce5" office:value-type="float" office:value="38928346" calcext:value-type="float">
            <text:p>38928346</text:p>
          </table:table-cell>
          <table:table-cell table:style-name="ce5" office:value-type="float" office:value="652860" calcext:value-type="float">
            <text:p>65286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lbania-population/" xlink:type="simple">Albania</text:a></text:p>
          </table:table-cell>
          <table:table-cell table:style-name="ce5" office:value-type="float" office:value="2877797" calcext:value-type="float">
            <text:p>2877797</text:p>
          </table:table-cell>
          <table:table-cell table:style-name="ce5" office:value-type="float" office:value="27400" calcext:value-type="float">
            <text:p>27400</text:p>
          </table:table-cell>
          <table:table-cell table:style-name="ce5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lgeria-population/" xlink:type="simple">Algeria</text:a></text:p>
          </table:table-cell>
          <table:table-cell table:style-name="ce5" office:value-type="float" office:value="43851044" calcext:value-type="float">
            <text:p>43851044</text:p>
          </table:table-cell>
          <table:table-cell table:style-name="ce5" office:value-type="float" office:value="2381740" calcext:value-type="float">
            <text:p>2381740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merican-samoa-population/" xlink:type="simple">American Samoa</text:a></text:p>
          </table:table-cell>
          <table:table-cell table:style-name="ce5" office:value-type="float" office:value="55191" calcext:value-type="float">
            <text:p>5519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76" calcext:value-type="float">
            <text:p>27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ndorra-population/" xlink:type="simple">Andorra</text:a></text:p>
          </table:table-cell>
          <table:table-cell table:style-name="ce5" office:value-type="float" office:value="77265" calcext:value-type="float">
            <text:p>77265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ngola-population/" xlink:type="simple">Angola</text:a></text:p>
          </table:table-cell>
          <table:table-cell table:style-name="ce5" office:value-type="float" office:value="32866272" calcext:value-type="float">
            <text:p>32866272</text:p>
          </table:table-cell>
          <table:table-cell table:style-name="ce5" office:value-type="float" office:value="1246700" calcext:value-type="float">
            <text:p>1246700</text:p>
          </table:table-cell>
          <table:table-cell table:style-name="ce5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nguilla-population/" xlink:type="simple">Anguilla</text:a></text:p>
          </table:table-cell>
          <table:table-cell table:style-name="ce5" office:value-type="float" office:value="15003" calcext:value-type="float">
            <text:p>1500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ntigua-and-barbuda-population/" xlink:type="simple">Antigua and Barbuda</text:a></text:p>
          </table:table-cell>
          <table:table-cell table:style-name="ce5" office:value-type="float" office:value="97929" calcext:value-type="float">
            <text:p>97929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rgentina-population/" xlink:type="simple">Argentina</text:a></text:p>
          </table:table-cell>
          <table:table-cell table:style-name="ce5" office:value-type="float" office:value="45195774" calcext:value-type="float">
            <text:p>45195774</text:p>
          </table:table-cell>
          <table:table-cell table:style-name="ce5" office:value-type="float" office:value="2736690" calcext:value-type="float">
            <text:p>2736690</text:p>
          </table:table-cell>
          <table:table-cell table:style-name="ce5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rmenia-population/" xlink:type="simple">Armenia</text:a></text:p>
          </table:table-cell>
          <table:table-cell table:style-name="ce5" office:value-type="float" office:value="2963243" calcext:value-type="float">
            <text:p>2963243</text:p>
          </table:table-cell>
          <table:table-cell table:style-name="ce5" office:value-type="float" office:value="28470" calcext:value-type="float">
            <text:p>28470</text:p>
          </table:table-cell>
          <table:table-cell table:style-name="ce5"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ruba-population/" xlink:type="simple">Aruba</text:a></text:p>
          </table:table-cell>
          <table:table-cell table:style-name="ce5" office:value-type="float" office:value="106766" calcext:value-type="float">
            <text:p>106766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593" calcext:value-type="float">
            <text:p>59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ustralia-population/" xlink:type="simple">Australia</text:a></text:p>
          </table:table-cell>
          <table:table-cell table:style-name="ce5" office:value-type="float" office:value="25499884" calcext:value-type="float">
            <text:p>25499884</text:p>
          </table:table-cell>
          <table:table-cell table:style-name="ce5" office:value-type="float" office:value="7682300" calcext:value-type="float">
            <text:p>7682300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ustria-population/" xlink:type="simple">Austria</text:a></text:p>
          </table:table-cell>
          <table:table-cell table:style-name="ce5" office:value-type="float" office:value="9006398" calcext:value-type="float">
            <text:p>9006398</text:p>
          </table:table-cell>
          <table:table-cell table:style-name="ce5" office:value-type="float" office:value="82409" calcext:value-type="float">
            <text:p>82409</text:p>
          </table:table-cell>
          <table:table-cell table:style-name="ce5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azerbaijan-population/" xlink:type="simple">Azerbaijan</text:a></text:p>
          </table:table-cell>
          <table:table-cell table:style-name="ce5" office:value-type="float" office:value="10139177" calcext:value-type="float">
            <text:p>10139177</text:p>
          </table:table-cell>
          <table:table-cell table:style-name="ce5" office:value-type="float" office:value="82658" calcext:value-type="float">
            <text:p>82658</text:p>
          </table:table-cell>
          <table:table-cell table:style-name="ce5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ahamas-population/" xlink:type="simple">Bahamas</text:a></text:p>
          </table:table-cell>
          <table:table-cell table:style-name="ce5" office:value-type="float" office:value="393244" calcext:value-type="float">
            <text:p>393244</text:p>
          </table:table-cell>
          <table:table-cell table:style-name="ce5" office:value-type="float" office:value="10010" calcext:value-type="float">
            <text:p>10010</text:p>
          </table:table-cell>
          <table:table-cell table:style-name="ce5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ahrain-population/" xlink:type="simple">Bahrain</text:a></text:p>
          </table:table-cell>
          <table:table-cell table:style-name="ce5" office:value-type="float" office:value="1701575" calcext:value-type="float">
            <text:p>1701575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2239" calcext:value-type="float">
            <text:p>223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angladesh-population/" xlink:type="simple">Bangladesh</text:a></text:p>
          </table:table-cell>
          <table:table-cell table:style-name="ce5" office:value-type="float" office:value="164689383" calcext:value-type="float">
            <text:p>164689383</text:p>
          </table:table-cell>
          <table:table-cell table:style-name="ce5" office:value-type="float" office:value="130170" calcext:value-type="float">
            <text:p>130170</text:p>
          </table:table-cell>
          <table:table-cell table:style-name="ce5" office:value-type="float" office:value="1265" calcext:value-type="float">
            <text:p>126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arbados-population/" xlink:type="simple">Barbados</text:a></text:p>
          </table:table-cell>
          <table:table-cell table:style-name="ce5" office:value-type="float" office:value="287375" calcext:value-type="float">
            <text:p>287375</text:p>
          </table:table-cell>
          <table:table-cell table:style-name="ce5" office:value-type="float" office:value="430" calcext:value-type="float">
            <text:p>430</text:p>
          </table:table-cell>
          <table:table-cell table:style-name="ce5" office:value-type="float" office:value="668" calcext:value-type="float">
            <text:p>66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elarus-population/" xlink:type="simple">Belarus</text:a></text:p>
          </table:table-cell>
          <table:table-cell table:style-name="ce5" office:value-type="float" office:value="9449323" calcext:value-type="float">
            <text:p>9449323</text:p>
          </table:table-cell>
          <table:table-cell table:style-name="ce5" office:value-type="float" office:value="202910" calcext:value-type="float">
            <text:p>202910</text:p>
          </table:table-cell>
          <table:table-cell table:style-name="ce5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elgium-population/" xlink:type="simple">Belgium</text:a></text:p>
          </table:table-cell>
          <table:table-cell table:style-name="ce5" office:value-type="float" office:value="11589623" calcext:value-type="float">
            <text:p>11589623</text:p>
          </table:table-cell>
          <table:table-cell table:style-name="ce5" office:value-type="float" office:value="30280" calcext:value-type="float">
            <text:p>30280</text:p>
          </table:table-cell>
          <table:table-cell table:style-name="ce5" office:value-type="float" office:value="383" calcext:value-type="float">
            <text:p>38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elize-population/" xlink:type="simple">Belize</text:a></text:p>
          </table:table-cell>
          <table:table-cell table:style-name="ce5" office:value-type="float" office:value="397628" calcext:value-type="float">
            <text:p>397628</text:p>
          </table:table-cell>
          <table:table-cell table:style-name="ce5" office:value-type="float" office:value="22810" calcext:value-type="float">
            <text:p>22810</text:p>
          </table:table-cell>
          <table:table-cell table:style-name="ce5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enin-population/" xlink:type="simple">Benin</text:a></text:p>
          </table:table-cell>
          <table:table-cell table:style-name="ce5" office:value-type="float" office:value="12123200" calcext:value-type="float">
            <text:p>12123200</text:p>
          </table:table-cell>
          <table:table-cell table:style-name="ce5" office:value-type="float" office:value="112760" calcext:value-type="float">
            <text:p>112760</text:p>
          </table:table-cell>
          <table:table-cell table:style-name="ce5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ermuda-population/" xlink:type="simple">Bermuda</text:a></text:p>
          </table:table-cell>
          <table:table-cell table:style-name="ce5" office:value-type="float" office:value="62278" calcext:value-type="float">
            <text:p>62278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246" calcext:value-type="float">
            <text:p>124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hutan-population/" xlink:type="simple">Bhutan</text:a></text:p>
          </table:table-cell>
          <table:table-cell table:style-name="ce5" office:value-type="float" office:value="771608" calcext:value-type="float">
            <text:p>771608</text:p>
          </table:table-cell>
          <table:table-cell table:style-name="ce5" office:value-type="float" office:value="38117" calcext:value-type="float">
            <text:p>38117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olivia-population/" xlink:type="simple">Bolivia</text:a></text:p>
          </table:table-cell>
          <table:table-cell table:style-name="ce5" office:value-type="float" office:value="11673021" calcext:value-type="float">
            <text:p>11673021</text:p>
          </table:table-cell>
          <table:table-cell table:style-name="ce5" office:value-type="float" office:value="1083300" calcext:value-type="float">
            <text:p>1083300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osnia-and-herzegovina-population/" xlink:type="simple">Bosnia and Herzegovina</text:a></text:p>
          </table:table-cell>
          <table:table-cell table:style-name="ce5" office:value-type="float" office:value="3280819" calcext:value-type="float">
            <text:p>3280819</text:p>
          </table:table-cell>
          <table:table-cell table:style-name="ce5" office:value-type="float" office:value="51000" calcext:value-type="float">
            <text:p>51000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otswana-population/" xlink:type="simple">Botswana</text:a></text:p>
          </table:table-cell>
          <table:table-cell table:style-name="ce5" office:value-type="float" office:value="2351627" calcext:value-type="float">
            <text:p>2351627</text:p>
          </table:table-cell>
          <table:table-cell table:style-name="ce5" office:value-type="float" office:value="566730" calcext:value-type="float">
            <text:p>56673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razil-population/" xlink:type="simple">Brazil</text:a></text:p>
          </table:table-cell>
          <table:table-cell table:style-name="ce5" office:value-type="float" office:value="212559417" calcext:value-type="float">
            <text:p>212559417</text:p>
          </table:table-cell>
          <table:table-cell table:style-name="ce5" office:value-type="float" office:value="8358140" calcext:value-type="float">
            <text:p>8358140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ritish-virgin-islands-population/" xlink:type="simple">British Virgin Islands</text:a></text:p>
          </table:table-cell>
          <table:table-cell table:style-name="ce5" office:value-type="float" office:value="30231" calcext:value-type="float">
            <text:p>30231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runei-darussalam-population/" xlink:type="simple">Brunei</text:a></text:p>
          </table:table-cell>
          <table:table-cell table:style-name="ce5" office:value-type="float" office:value="437479" calcext:value-type="float">
            <text:p>437479</text:p>
          </table:table-cell>
          <table:table-cell table:style-name="ce5" office:value-type="float" office:value="5270" calcext:value-type="float">
            <text:p>5270</text:p>
          </table:table-cell>
          <table:table-cell table:style-name="ce5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ulgaria-population/" xlink:type="simple">Bulgaria</text:a></text:p>
          </table:table-cell>
          <table:table-cell table:style-name="ce5" office:value-type="float" office:value="6948445" calcext:value-type="float">
            <text:p>6948445</text:p>
          </table:table-cell>
          <table:table-cell table:style-name="ce5" office:value-type="float" office:value="108560" calcext:value-type="float">
            <text:p>108560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urkina-faso-population/" xlink:type="simple">Burkina Faso</text:a></text:p>
          </table:table-cell>
          <table:table-cell table:style-name="ce5" office:value-type="float" office:value="20903273" calcext:value-type="float">
            <text:p>20903273</text:p>
          </table:table-cell>
          <table:table-cell table:style-name="ce5" office:value-type="float" office:value="273600" calcext:value-type="float">
            <text:p>273600</text:p>
          </table:table-cell>
          <table:table-cell table:style-name="ce5"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burundi-population/" xlink:type="simple">Burundi</text:a></text:p>
          </table:table-cell>
          <table:table-cell table:style-name="ce5" office:value-type="float" office:value="11890784" calcext:value-type="float">
            <text:p>11890784</text:p>
          </table:table-cell>
          <table:table-cell table:style-name="ce5" office:value-type="float" office:value="25680" calcext:value-type="float">
            <text:p>25680</text:p>
          </table:table-cell>
          <table:table-cell table:style-name="ce5" office:value-type="float" office:value="463" calcext:value-type="float">
            <text:p>46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abo-verde-population/" xlink:type="simple">Cabo Verde</text:a></text:p>
          </table:table-cell>
          <table:table-cell table:style-name="ce5" office:value-type="float" office:value="555987" calcext:value-type="float">
            <text:p>555987</text:p>
          </table:table-cell>
          <table:table-cell table:style-name="ce5" office:value-type="float" office:value="4030" calcext:value-type="float">
            <text:p>4030</text:p>
          </table:table-cell>
          <table:table-cell table:style-name="ce5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ambodia-population/" xlink:type="simple">Cambodia</text:a></text:p>
          </table:table-cell>
          <table:table-cell table:style-name="ce5" office:value-type="float" office:value="16718965" calcext:value-type="float">
            <text:p>16718965</text:p>
          </table:table-cell>
          <table:table-cell table:style-name="ce5" office:value-type="float" office:value="176520" calcext:value-type="float">
            <text:p>176520</text:p>
          </table:table-cell>
          <table:table-cell table:style-name="ce5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ameroon-population/" xlink:type="simple">Cameroon</text:a></text:p>
          </table:table-cell>
          <table:table-cell table:style-name="ce5" office:value-type="float" office:value="26545863" calcext:value-type="float">
            <text:p>26545863</text:p>
          </table:table-cell>
          <table:table-cell table:style-name="ce5" office:value-type="float" office:value="472710" calcext:value-type="float">
            <text:p>472710</text:p>
          </table:table-cell>
          <table:table-cell table:style-name="ce5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anada-population/" xlink:type="simple">Canada</text:a></text:p>
          </table:table-cell>
          <table:table-cell table:style-name="ce5" office:value-type="float" office:value="37742154" calcext:value-type="float">
            <text:p>37742154</text:p>
          </table:table-cell>
          <table:table-cell table:style-name="ce5" office:value-type="float" office:value="9093510" calcext:value-type="float">
            <text:p>909351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aribbean-netherlands-population/" xlink:type="simple">Caribbean Netherlands</text:a></text:p>
          </table:table-cell>
          <table:table-cell table:style-name="ce5" office:value-type="float" office:value="26223" calcext:value-type="float">
            <text:p>26223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ayman-islands-population/" xlink:type="simple">Cayman Islands</text:a></text:p>
          </table:table-cell>
          <table:table-cell table:style-name="ce5" office:value-type="float" office:value="65722" calcext:value-type="float">
            <text:p>65722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74" calcext:value-type="float">
            <text:p>27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entral-african-republic-population/" xlink:type="simple">Central African Republic</text:a></text:p>
          </table:table-cell>
          <table:table-cell table:style-name="ce5" office:value-type="float" office:value="4829767" calcext:value-type="float">
            <text:p>4829767</text:p>
          </table:table-cell>
          <table:table-cell table:style-name="ce5" office:value-type="float" office:value="622980" calcext:value-type="float">
            <text:p>622980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had-population/" xlink:type="simple">Chad</text:a></text:p>
          </table:table-cell>
          <table:table-cell table:style-name="ce5" office:value-type="float" office:value="16425864" calcext:value-type="float">
            <text:p>16425864</text:p>
          </table:table-cell>
          <table:table-cell table:style-name="ce5" office:value-type="float" office:value="1259200" calcext:value-type="float">
            <text:p>1259200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hannel-islands-population/" xlink:type="simple">Channel Islands</text:a></text:p>
          </table:table-cell>
          <table:table-cell table:style-name="ce5" office:value-type="float" office:value="173863" calcext:value-type="float">
            <text:p>173863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915" calcext:value-type="float">
            <text:p>91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hile-population/" xlink:type="simple">Chile</text:a></text:p>
          </table:table-cell>
          <table:table-cell table:style-name="ce5" office:value-type="float" office:value="19116201" calcext:value-type="float">
            <text:p>19116201</text:p>
          </table:table-cell>
          <table:table-cell table:style-name="ce5" office:value-type="float" office:value="743532" calcext:value-type="float">
            <text:p>743532</text:p>
          </table:table-cell>
          <table:table-cell table:style-name="ce5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hina-population/" xlink:type="simple">China</text:a></text:p>
          </table:table-cell>
          <table:table-cell table:style-name="ce5" office:value-type="float" office:value="1439323776" calcext:value-type="float">
            <text:p>1439323776</text:p>
          </table:table-cell>
          <table:table-cell table:style-name="ce5" office:value-type="float" office:value="9388211" calcext:value-type="float">
            <text:p>9388211</text:p>
          </table:table-cell>
          <table:table-cell table:style-name="ce5" office:value-type="float" office:value="153" calcext:value-type="float">
            <text:p>15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olombia-population/" xlink:type="simple">Colombia</text:a></text:p>
          </table:table-cell>
          <table:table-cell table:style-name="ce5" office:value-type="float" office:value="50882891" calcext:value-type="float">
            <text:p>50882891</text:p>
          </table:table-cell>
          <table:table-cell table:style-name="ce5" office:value-type="float" office:value="1109500" calcext:value-type="float">
            <text:p>1109500</text:p>
          </table:table-cell>
          <table:table-cell table:style-name="ce5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omoros-population/" xlink:type="simple">Comoros</text:a></text:p>
          </table:table-cell>
          <table:table-cell table:style-name="ce5" office:value-type="float" office:value="869601" calcext:value-type="float">
            <text:p>869601</text:p>
          </table:table-cell>
          <table:table-cell table:style-name="ce5" office:value-type="float" office:value="1861" calcext:value-type="float">
            <text:p>1861</text:p>
          </table:table-cell>
          <table:table-cell table:style-name="ce5" office:value-type="float" office:value="467" calcext:value-type="float">
            <text:p>46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ongo-population/" xlink:type="simple">Congo</text:a></text:p>
          </table:table-cell>
          <table:table-cell table:style-name="ce5" office:value-type="float" office:value="5518087" calcext:value-type="float">
            <text:p>5518087</text:p>
          </table:table-cell>
          <table:table-cell table:style-name="ce5" office:value-type="float" office:value="341500" calcext:value-type="float">
            <text:p>34150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ook-islands-population/" xlink:type="simple">Cook Islands</text:a></text:p>
          </table:table-cell>
          <table:table-cell table:style-name="ce5" office:value-type="float" office:value="17564" calcext:value-type="float">
            <text:p>17564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osta-rica-population/" xlink:type="simple">Costa Rica</text:a></text:p>
          </table:table-cell>
          <table:table-cell table:style-name="ce5" office:value-type="float" office:value="5094118" calcext:value-type="float">
            <text:p>5094118</text:p>
          </table:table-cell>
          <table:table-cell table:style-name="ce5" office:value-type="float" office:value="51060" calcext:value-type="float">
            <text:p>51060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roatia-population/" xlink:type="simple">Croatia</text:a></text:p>
          </table:table-cell>
          <table:table-cell table:style-name="ce5" office:value-type="float" office:value="4105267" calcext:value-type="float">
            <text:p>4105267</text:p>
          </table:table-cell>
          <table:table-cell table:style-name="ce5" office:value-type="float" office:value="55960" calcext:value-type="float">
            <text:p>55960</text:p>
          </table:table-cell>
          <table:table-cell table:style-name="ce5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uba-population/" xlink:type="simple">Cuba</text:a></text:p>
          </table:table-cell>
          <table:table-cell table:style-name="ce5" office:value-type="float" office:value="11326616" calcext:value-type="float">
            <text:p>11326616</text:p>
          </table:table-cell>
          <table:table-cell table:style-name="ce5" office:value-type="float" office:value="106440" calcext:value-type="float">
            <text:p>106440</text:p>
          </table:table-cell>
          <table:table-cell table:style-name="ce5"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uracao-population/" xlink:type="simple">Curaçao</text:a></text:p>
          </table:table-cell>
          <table:table-cell table:style-name="ce5" office:value-type="float" office:value="164093" calcext:value-type="float">
            <text:p>164093</text:p>
          </table:table-cell>
          <table:table-cell table:style-name="ce5" office:value-type="float" office:value="444" calcext:value-type="float">
            <text:p>444</text:p>
          </table:table-cell>
          <table:table-cell table:style-name="ce5" office:value-type="float" office:value="370" calcext:value-type="float">
            <text:p>37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yprus-population/" xlink:type="simple">Cyprus</text:a></text:p>
          </table:table-cell>
          <table:table-cell table:style-name="ce5" office:value-type="float" office:value="1207359" calcext:value-type="float">
            <text:p>1207359</text:p>
          </table:table-cell>
          <table:table-cell table:style-name="ce5" office:value-type="float" office:value="9240" calcext:value-type="float">
            <text:p>9240</text:p>
          </table:table-cell>
          <table:table-cell table:style-name="ce5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zech-republic-population/" xlink:type="simple">Czech Republic (Czechia)</text:a></text:p>
          </table:table-cell>
          <table:table-cell table:style-name="ce5" office:value-type="float" office:value="10708981" calcext:value-type="float">
            <text:p>10708981</text:p>
          </table:table-cell>
          <table:table-cell table:style-name="ce5" office:value-type="float" office:value="77240" calcext:value-type="float">
            <text:p>77240</text:p>
          </table:table-cell>
          <table:table-cell table:style-name="ce5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Cote d'Ivoire</text:p>
          </table:table-cell>
          <table:table-cell table:style-name="ce5" office:value-type="float" office:value="26378274" calcext:value-type="float">
            <text:p>26378274</text:p>
          </table:table-cell>
          <table:table-cell table:style-name="ce5" office:value-type="float" office:value="318000" calcext:value-type="float">
            <text:p>318000</text:p>
          </table:table-cell>
          <table:table-cell table:style-name="ce5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denmark-population/" xlink:type="simple">Denmark</text:a></text:p>
          </table:table-cell>
          <table:table-cell table:style-name="ce5" office:value-type="float" office:value="5792202" calcext:value-type="float">
            <text:p>5792202</text:p>
          </table:table-cell>
          <table:table-cell table:style-name="ce5" office:value-type="float" office:value="42430" calcext:value-type="float">
            <text:p>42430</text:p>
          </table:table-cell>
          <table:table-cell table:style-name="ce5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djibouti-population/" xlink:type="simple">Djibouti</text:a></text:p>
          </table:table-cell>
          <table:table-cell table:style-name="ce5" office:value-type="float" office:value="988000" calcext:value-type="float">
            <text:p>988000</text:p>
          </table:table-cell>
          <table:table-cell table:style-name="ce5" office:value-type="float" office:value="23180" calcext:value-type="float">
            <text:p>23180</text:p>
          </table:table-cell>
          <table:table-cell table:style-name="ce5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dominica-population/" xlink:type="simple">Dominica</text:a></text:p>
          </table:table-cell>
          <table:table-cell table:style-name="ce5" office:value-type="float" office:value="71986" calcext:value-type="float">
            <text:p>71986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dominican-republic-population/" xlink:type="simple">Dominican Republic</text:a></text:p>
          </table:table-cell>
          <table:table-cell table:style-name="ce5" office:value-type="float" office:value="10847910" calcext:value-type="float">
            <text:p>10847910</text:p>
          </table:table-cell>
          <table:table-cell table:style-name="ce5" office:value-type="float" office:value="48320" calcext:value-type="float">
            <text:p>48320</text:p>
          </table:table-cell>
          <table:table-cell table:style-name="ce5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democratic-republic-of-the-congo-population/" xlink:type="simple">DR Congo</text:a></text:p>
          </table:table-cell>
          <table:table-cell table:style-name="ce5" office:value-type="float" office:value="89561403" calcext:value-type="float">
            <text:p>89561403</text:p>
          </table:table-cell>
          <table:table-cell table:style-name="ce5" office:value-type="float" office:value="2267050" calcext:value-type="float">
            <text:p>2267050</text:p>
          </table:table-cell>
          <table:table-cell table:style-name="ce5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ecuador-population/" xlink:type="simple">Ecuador</text:a></text:p>
          </table:table-cell>
          <table:table-cell table:style-name="ce5" office:value-type="float" office:value="17643054" calcext:value-type="float">
            <text:p>17643054</text:p>
          </table:table-cell>
          <table:table-cell table:style-name="ce5" office:value-type="float" office:value="248360" calcext:value-type="float">
            <text:p>248360</text:p>
          </table:table-cell>
          <table:table-cell table:style-name="ce5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egypt-population/" xlink:type="simple">Egypt</text:a></text:p>
          </table:table-cell>
          <table:table-cell table:style-name="ce5" office:value-type="float" office:value="102334404" calcext:value-type="float">
            <text:p>102334404</text:p>
          </table:table-cell>
          <table:table-cell table:style-name="ce5" office:value-type="float" office:value="995450" calcext:value-type="float">
            <text:p>995450</text:p>
          </table:table-cell>
          <table:table-cell table:style-name="ce5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el-salvador-population/" xlink:type="simple">El Salvador</text:a></text:p>
          </table:table-cell>
          <table:table-cell table:style-name="ce5" office:value-type="float" office:value="6486205" calcext:value-type="float">
            <text:p>6486205</text:p>
          </table:table-cell>
          <table:table-cell table:style-name="ce5" office:value-type="float" office:value="20720" calcext:value-type="float">
            <text:p>20720</text:p>
          </table:table-cell>
          <table:table-cell table:style-name="ce5" office:value-type="float" office:value="313" calcext:value-type="float">
            <text:p>31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equatorial-guinea-population/" xlink:type="simple">Equatorial Guinea</text:a></text:p>
          </table:table-cell>
          <table:table-cell table:style-name="ce5" office:value-type="float" office:value="1402985" calcext:value-type="float">
            <text:p>1402985</text:p>
          </table:table-cell>
          <table:table-cell table:style-name="ce5" office:value-type="float" office:value="28050" calcext:value-type="float">
            <text:p>28050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eritrea-population/" xlink:type="simple">Eritrea</text:a></text:p>
          </table:table-cell>
          <table:table-cell table:style-name="ce5" office:value-type="float" office:value="3546421" calcext:value-type="float">
            <text:p>3546421</text:p>
          </table:table-cell>
          <table:table-cell table:style-name="ce5" office:value-type="float" office:value="101000" calcext:value-type="float">
            <text:p>101000</text:p>
          </table:table-cell>
          <table:table-cell table:style-name="ce5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estonia-population/" xlink:type="simple">Estonia</text:a></text:p>
          </table:table-cell>
          <table:table-cell table:style-name="ce5" office:value-type="float" office:value="1326535" calcext:value-type="float">
            <text:p>1326535</text:p>
          </table:table-cell>
          <table:table-cell table:style-name="ce5" office:value-type="float" office:value="42390" calcext:value-type="float">
            <text:p>42390</text:p>
          </table:table-cell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waziland-population/" xlink:type="simple">Eswatini</text:a></text:p>
          </table:table-cell>
          <table:table-cell table:style-name="ce5" office:value-type="float" office:value="1160164" calcext:value-type="float">
            <text:p>1160164</text:p>
          </table:table-cell>
          <table:table-cell table:style-name="ce5" office:value-type="float" office:value="17200" calcext:value-type="float">
            <text:p>17200</text:p>
          </table:table-cell>
          <table:table-cell table:style-name="ce5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ethiopia-population/" xlink:type="simple">Ethiopia</text:a></text:p>
          </table:table-cell>
          <table:table-cell table:style-name="ce5" office:value-type="float" office:value="114963588" calcext:value-type="float">
            <text:p>114963588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faeroe-islands-population/" xlink:type="simple">Faeroe Islands</text:a></text:p>
          </table:table-cell>
          <table:table-cell table:style-name="ce5" office:value-type="float" office:value="48863" calcext:value-type="float">
            <text:p>48863</text:p>
          </table:table-cell>
          <table:table-cell table:style-name="ce5" office:value-type="float" office:value="1396" calcext:value-type="float">
            <text:p>1396</text:p>
          </table:table-cell>
          <table:table-cell table:style-name="ce5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falkland-islands-malvinas-population/" xlink:type="simple">Falkland Islands</text:a></text:p>
          </table:table-cell>
          <table:table-cell table:style-name="ce5" office:value-type="float" office:value="3480" calcext:value-type="float">
            <text:p>3480</text:p>
          </table:table-cell>
          <table:table-cell table:style-name="ce5" office:value-type="float" office:value="12170" calcext:value-type="float">
            <text:p>1217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fiji-population/" xlink:type="simple">Fiji</text:a></text:p>
          </table:table-cell>
          <table:table-cell table:style-name="ce5" office:value-type="float" office:value="896445" calcext:value-type="float">
            <text:p>896445</text:p>
          </table:table-cell>
          <table:table-cell table:style-name="ce5" office:value-type="float" office:value="18270" calcext:value-type="float">
            <text:p>18270</text:p>
          </table:table-cell>
          <table:table-cell table:style-name="ce5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finland-population/" xlink:type="simple">Finland</text:a></text:p>
          </table:table-cell>
          <table:table-cell table:style-name="ce5" office:value-type="float" office:value="5540720" calcext:value-type="float">
            <text:p>5540720</text:p>
          </table:table-cell>
          <table:table-cell table:style-name="ce5" office:value-type="float" office:value="303890" calcext:value-type="float">
            <text:p>303890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france-population/" xlink:type="simple">France</text:a></text:p>
          </table:table-cell>
          <table:table-cell table:style-name="ce5" office:value-type="float" office:value="65273511" calcext:value-type="float">
            <text:p>65273511</text:p>
          </table:table-cell>
          <table:table-cell table:style-name="ce5" office:value-type="float" office:value="547557" calcext:value-type="float">
            <text:p>547557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french-guiana-population/" xlink:type="simple">French Guiana</text:a></text:p>
          </table:table-cell>
          <table:table-cell table:style-name="ce5" office:value-type="float" office:value="298682" calcext:value-type="float">
            <text:p>298682</text:p>
          </table:table-cell>
          <table:table-cell table:style-name="ce5" office:value-type="float" office:value="82200" calcext:value-type="float">
            <text:p>8220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french-polynesia-population/" xlink:type="simple">French Polynesia</text:a></text:p>
          </table:table-cell>
          <table:table-cell table:style-name="ce5" office:value-type="float" office:value="280908" calcext:value-type="float">
            <text:p>280908</text:p>
          </table:table-cell>
          <table:table-cell table:style-name="ce5" office:value-type="float" office:value="3660" calcext:value-type="float">
            <text:p>3660</text:p>
          </table:table-cell>
          <table:table-cell table:style-name="ce5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abon-population/" xlink:type="simple">Gabon</text:a></text:p>
          </table:table-cell>
          <table:table-cell table:style-name="ce5" office:value-type="float" office:value="2225734" calcext:value-type="float">
            <text:p>2225734</text:p>
          </table:table-cell>
          <table:table-cell table:style-name="ce5" office:value-type="float" office:value="257670" calcext:value-type="float">
            <text:p>257670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ambia-population/" xlink:type="simple">Gambia</text:a></text:p>
          </table:table-cell>
          <table:table-cell table:style-name="ce5" office:value-type="float" office:value="2416668" calcext:value-type="float">
            <text:p>2416668</text:p>
          </table:table-cell>
          <table:table-cell table:style-name="ce5" office:value-type="float" office:value="10120" calcext:value-type="float">
            <text:p>10120</text:p>
          </table:table-cell>
          <table:table-cell table:style-name="ce5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eorgia-population/" xlink:type="simple">Georgia</text:a></text:p>
          </table:table-cell>
          <table:table-cell table:style-name="ce5" office:value-type="float" office:value="3989167" calcext:value-type="float">
            <text:p>3989167</text:p>
          </table:table-cell>
          <table:table-cell table:style-name="ce5" office:value-type="float" office:value="69490" calcext:value-type="float">
            <text:p>69490</text:p>
          </table:table-cell>
          <table:table-cell table:style-name="ce5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ermany-population/" xlink:type="simple">Germany</text:a></text:p>
          </table:table-cell>
          <table:table-cell table:style-name="ce5" office:value-type="float" office:value="83783942" calcext:value-type="float">
            <text:p>83783942</text:p>
          </table:table-cell>
          <table:table-cell table:style-name="ce5" office:value-type="float" office:value="348560" calcext:value-type="float">
            <text:p>348560</text:p>
          </table:table-cell>
          <table:table-cell table:style-name="ce5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hana-population/" xlink:type="simple">Ghana</text:a></text:p>
          </table:table-cell>
          <table:table-cell table:style-name="ce5" office:value-type="float" office:value="31072940" calcext:value-type="float">
            <text:p>31072940</text:p>
          </table:table-cell>
          <table:table-cell table:style-name="ce5" office:value-type="float" office:value="227540" calcext:value-type="float">
            <text:p>227540</text:p>
          </table:table-cell>
          <table:table-cell table:style-name="ce5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ibraltar-population/" xlink:type="simple">Gibraltar</text:a></text:p>
          </table:table-cell>
          <table:table-cell table:style-name="ce5" office:value-type="float" office:value="33691" calcext:value-type="float">
            <text:p>3369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69" calcext:value-type="float">
            <text:p>336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reece-population/" xlink:type="simple">Greece</text:a></text:p>
          </table:table-cell>
          <table:table-cell table:style-name="ce5" office:value-type="float" office:value="10423054" calcext:value-type="float">
            <text:p>10423054</text:p>
          </table:table-cell>
          <table:table-cell table:style-name="ce5" office:value-type="float" office:value="128900" calcext:value-type="float">
            <text:p>128900</text:p>
          </table:table-cell>
          <table:table-cell table:style-name="ce5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reenland-population/" xlink:type="simple">Greenland</text:a></text:p>
          </table:table-cell>
          <table:table-cell table:style-name="ce5" office:value-type="float" office:value="56770" calcext:value-type="float">
            <text:p>56770</text:p>
          </table:table-cell>
          <table:table-cell table:style-name="ce5" office:value-type="float" office:value="410450" calcext:value-type="float">
            <text:p>41045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renada-population/" xlink:type="simple">Grenada</text:a></text:p>
          </table:table-cell>
          <table:table-cell table:style-name="ce5" office:value-type="float" office:value="112523" calcext:value-type="float">
            <text:p>112523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331" calcext:value-type="float">
            <text:p>33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uadeloupe-population/" xlink:type="simple">Guadeloupe</text:a></text:p>
          </table:table-cell>
          <table:table-cell table:style-name="ce5" office:value-type="float" office:value="400124" calcext:value-type="float">
            <text:p>400124</text:p>
          </table:table-cell>
          <table:table-cell table:style-name="ce5" office:value-type="float" office:value="1690" calcext:value-type="float">
            <text:p>1690</text:p>
          </table:table-cell>
          <table:table-cell table:style-name="ce5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uam-population/" xlink:type="simple">Guam</text:a></text:p>
          </table:table-cell>
          <table:table-cell table:style-name="ce5" office:value-type="float" office:value="168775" calcext:value-type="float">
            <text:p>168775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313" calcext:value-type="float">
            <text:p>31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uatemala-population/" xlink:type="simple">Guatemala</text:a></text:p>
          </table:table-cell>
          <table:table-cell table:style-name="ce5" office:value-type="float" office:value="17915568" calcext:value-type="float">
            <text:p>17915568</text:p>
          </table:table-cell>
          <table:table-cell table:style-name="ce5" office:value-type="float" office:value="107160" calcext:value-type="float">
            <text:p>107160</text:p>
          </table:table-cell>
          <table:table-cell table:style-name="ce5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uinea-population/" xlink:type="simple">Guinea</text:a></text:p>
          </table:table-cell>
          <table:table-cell table:style-name="ce5" office:value-type="float" office:value="13132795" calcext:value-type="float">
            <text:p>13132795</text:p>
          </table:table-cell>
          <table:table-cell table:style-name="ce5" office:value-type="float" office:value="245720" calcext:value-type="float">
            <text:p>245720</text:p>
          </table:table-cell>
          <table:table-cell table:style-name="ce5"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uinea-bissau-population/" xlink:type="simple">Guinea-Bissau</text:a></text:p>
          </table:table-cell>
          <table:table-cell table:style-name="ce5" office:value-type="float" office:value="1968001" calcext:value-type="float">
            <text:p>1968001</text:p>
          </table:table-cell>
          <table:table-cell table:style-name="ce5" office:value-type="float" office:value="28120" calcext:value-type="float">
            <text:p>28120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guyana-population/" xlink:type="simple">Guyana</text:a></text:p>
          </table:table-cell>
          <table:table-cell table:style-name="ce5" office:value-type="float" office:value="786552" calcext:value-type="float">
            <text:p>786552</text:p>
          </table:table-cell>
          <table:table-cell table:style-name="ce5" office:value-type="float" office:value="196850" calcext:value-type="float">
            <text:p>19685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haiti-population/" xlink:type="simple">Haiti</text:a></text:p>
          </table:table-cell>
          <table:table-cell table:style-name="ce5" office:value-type="float" office:value="11402528" calcext:value-type="float">
            <text:p>11402528</text:p>
          </table:table-cell>
          <table:table-cell table:style-name="ce5" office:value-type="float" office:value="27560" calcext:value-type="float">
            <text:p>27560</text:p>
          </table:table-cell>
          <table:table-cell table:style-name="ce5" office:value-type="float" office:value="414" calcext:value-type="float">
            <text:p>41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holy-see-population/" xlink:type="simple">Holy See</text:a></text:p>
          </table:table-cell>
          <table:table-cell table:style-name="ce5" office:value-type="float" office:value="801" calcext:value-type="float">
            <text:p>80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03" calcext:value-type="float">
            <text:p>200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honduras-population/" xlink:type="simple">Honduras</text:a></text:p>
          </table:table-cell>
          <table:table-cell table:style-name="ce5" office:value-type="float" office:value="9904607" calcext:value-type="float">
            <text:p>9904607</text:p>
          </table:table-cell>
          <table:table-cell table:style-name="ce5" office:value-type="float" office:value="111890" calcext:value-type="float">
            <text:p>111890</text:p>
          </table:table-cell>
          <table:table-cell table:style-name="ce5"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hina-hong-kong-sar-population/" xlink:type="simple">Hong Kong</text:a></text:p>
          </table:table-cell>
          <table:table-cell table:style-name="ce5" office:value-type="float" office:value="7496981" calcext:value-type="float">
            <text:p>7496981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7140" calcext:value-type="float">
            <text:p>714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hungary-population/" xlink:type="simple">Hungary</text:a></text:p>
          </table:table-cell>
          <table:table-cell table:style-name="ce5" office:value-type="float" office:value="9660351" calcext:value-type="float">
            <text:p>9660351</text:p>
          </table:table-cell>
          <table:table-cell table:style-name="ce5" office:value-type="float" office:value="90530" calcext:value-type="float">
            <text:p>90530</text:p>
          </table:table-cell>
          <table:table-cell table:style-name="ce5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iceland-population/" xlink:type="simple">Iceland</text:a></text:p>
          </table:table-cell>
          <table:table-cell table:style-name="ce5" office:value-type="float" office:value="341243" calcext:value-type="float">
            <text:p>341243</text:p>
          </table:table-cell>
          <table:table-cell table:style-name="ce5" office:value-type="float" office:value="100250" calcext:value-type="float">
            <text:p>100250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india-population/" xlink:type="simple">India</text:a></text:p>
          </table:table-cell>
          <table:table-cell table:style-name="ce5" office:value-type="float" office:value="1380004385" calcext:value-type="float">
            <text:p>1380004385</text:p>
          </table:table-cell>
          <table:table-cell table:style-name="ce5" office:value-type="float" office:value="2973190" calcext:value-type="float">
            <text:p>2973190</text:p>
          </table:table-cell>
          <table:table-cell table:style-name="ce5" office:value-type="float" office:value="464" calcext:value-type="float">
            <text:p>46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indonesia-population/" xlink:type="simple">Indonesia</text:a></text:p>
          </table:table-cell>
          <table:table-cell table:style-name="ce5" office:value-type="float" office:value="273523615" calcext:value-type="float">
            <text:p>273523615</text:p>
          </table:table-cell>
          <table:table-cell table:style-name="ce5" office:value-type="float" office:value="1811570" calcext:value-type="float">
            <text:p>1811570</text:p>
          </table:table-cell>
          <table:table-cell table:style-name="ce5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iran-population/" xlink:type="simple">Iran</text:a></text:p>
          </table:table-cell>
          <table:table-cell table:style-name="ce5" office:value-type="float" office:value="83992949" calcext:value-type="float">
            <text:p>83992949</text:p>
          </table:table-cell>
          <table:table-cell table:style-name="ce5" office:value-type="float" office:value="1628550" calcext:value-type="float">
            <text:p>1628550</text:p>
          </table:table-cell>
          <table:table-cell table:style-name="ce5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iraq-population/" xlink:type="simple">Iraq</text:a></text:p>
          </table:table-cell>
          <table:table-cell table:style-name="ce5" office:value-type="float" office:value="40222493" calcext:value-type="float">
            <text:p>40222493</text:p>
          </table:table-cell>
          <table:table-cell table:style-name="ce5" office:value-type="float" office:value="434320" calcext:value-type="float">
            <text:p>434320</text:p>
          </table:table-cell>
          <table:table-cell table:style-name="ce5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ireland-population/" xlink:type="simple">Ireland</text:a></text:p>
          </table:table-cell>
          <table:table-cell table:style-name="ce5" office:value-type="float" office:value="4937786" calcext:value-type="float">
            <text:p>4937786</text:p>
          </table:table-cell>
          <table:table-cell table:style-name="ce5" office:value-type="float" office:value="68890" calcext:value-type="float">
            <text:p>68890</text:p>
          </table:table-cell>
          <table:table-cell table:style-name="ce5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isle-of-man-population/" xlink:type="simple">Isle of Man</text:a></text:p>
          </table:table-cell>
          <table:table-cell table:style-name="ce5" office:value-type="float" office:value="85033" calcext:value-type="float">
            <text:p>85033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israel-population/" xlink:type="simple">Israel</text:a></text:p>
          </table:table-cell>
          <table:table-cell table:style-name="ce5" office:value-type="float" office:value="8655535" calcext:value-type="float">
            <text:p>8655535</text:p>
          </table:table-cell>
          <table:table-cell table:style-name="ce5" office:value-type="float" office:value="21640" calcext:value-type="float">
            <text:p>21640</text:p>
          </table:table-cell>
          <table:table-cell table:style-name="ce5" office:value-type="float" office:value="400" calcext:value-type="float">
            <text:p>40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italy-population/" xlink:type="simple">Italy</text:a></text:p>
          </table:table-cell>
          <table:table-cell table:style-name="ce5" office:value-type="float" office:value="60461826" calcext:value-type="float">
            <text:p>60461826</text:p>
          </table:table-cell>
          <table:table-cell table:style-name="ce5" office:value-type="float" office:value="294140" calcext:value-type="float">
            <text:p>294140</text:p>
          </table:table-cell>
          <table:table-cell table:style-name="ce5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jamaica-population/" xlink:type="simple">Jamaica</text:a></text:p>
          </table:table-cell>
          <table:table-cell table:style-name="ce5" office:value-type="float" office:value="2961167" calcext:value-type="float">
            <text:p>2961167</text:p>
          </table:table-cell>
          <table:table-cell table:style-name="ce5" office:value-type="float" office:value="10830" calcext:value-type="float">
            <text:p>10830</text:p>
          </table:table-cell>
          <table:table-cell table:style-name="ce5" office:value-type="float" office:value="273" calcext:value-type="float">
            <text:p>27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japan-population/" xlink:type="simple">Japan</text:a></text:p>
          </table:table-cell>
          <table:table-cell table:style-name="ce5" office:value-type="float" office:value="126476461" calcext:value-type="float">
            <text:p>126476461</text:p>
          </table:table-cell>
          <table:table-cell table:style-name="ce5" office:value-type="float" office:value="364555" calcext:value-type="float">
            <text:p>364555</text:p>
          </table:table-cell>
          <table:table-cell table:style-name="ce5" office:value-type="float" office:value="347" calcext:value-type="float">
            <text:p>34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jordan-population/" xlink:type="simple">Jordan</text:a></text:p>
          </table:table-cell>
          <table:table-cell table:style-name="ce5" office:value-type="float" office:value="10203134" calcext:value-type="float">
            <text:p>10203134</text:p>
          </table:table-cell>
          <table:table-cell table:style-name="ce5" office:value-type="float" office:value="88780" calcext:value-type="float">
            <text:p>8878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kazakhstan-population/" xlink:type="simple">Kazakhstan</text:a></text:p>
          </table:table-cell>
          <table:table-cell table:style-name="ce5" office:value-type="float" office:value="18776707" calcext:value-type="float">
            <text:p>18776707</text:p>
          </table:table-cell>
          <table:table-cell table:style-name="ce5" office:value-type="float" office:value="2699700" calcext:value-type="float">
            <text:p>2699700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kenya-population/" xlink:type="simple">Kenya</text:a></text:p>
          </table:table-cell>
          <table:table-cell table:style-name="ce5" office:value-type="float" office:value="53771296" calcext:value-type="float">
            <text:p>53771296</text:p>
          </table:table-cell>
          <table:table-cell table:style-name="ce5" office:value-type="float" office:value="569140" calcext:value-type="float">
            <text:p>569140</text:p>
          </table:table-cell>
          <table:table-cell table:style-name="ce5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kiribati-population/" xlink:type="simple">Kiribati</text:a></text:p>
          </table:table-cell>
          <table:table-cell table:style-name="ce5" office:value-type="float" office:value="119449" calcext:value-type="float">
            <text:p>119449</text:p>
          </table:table-cell>
          <table:table-cell table:style-name="ce5" office:value-type="float" office:value="810" calcext:value-type="float">
            <text:p>810</text:p>
          </table:table-cell>
          <table:table-cell table:style-name="ce5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kuwait-population/" xlink:type="simple">Kuwait</text:a></text:p>
          </table:table-cell>
          <table:table-cell table:style-name="ce5" office:value-type="float" office:value="4270571" calcext:value-type="float">
            <text:p>4270571</text:p>
          </table:table-cell>
          <table:table-cell table:style-name="ce5" office:value-type="float" office:value="17820" calcext:value-type="float">
            <text:p>17820</text:p>
          </table:table-cell>
          <table:table-cell table:style-name="ce5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kyrgyzstan-population/" xlink:type="simple">Kyrgyzstan</text:a></text:p>
          </table:table-cell>
          <table:table-cell table:style-name="ce5" office:value-type="float" office:value="6524195" calcext:value-type="float">
            <text:p>6524195</text:p>
          </table:table-cell>
          <table:table-cell table:style-name="ce5" office:value-type="float" office:value="191800" calcext:value-type="float">
            <text:p>191800</text:p>
          </table:table-cell>
          <table:table-cell table:style-name="ce5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laos-population/" xlink:type="simple">Laos</text:a></text:p>
          </table:table-cell>
          <table:table-cell table:style-name="ce5" office:value-type="float" office:value="7275560" calcext:value-type="float">
            <text:p>7275560</text:p>
          </table:table-cell>
          <table:table-cell table:style-name="ce5" office:value-type="float" office:value="230800" calcext:value-type="float">
            <text:p>230800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latvia-population/" xlink:type="simple">Latvia</text:a></text:p>
          </table:table-cell>
          <table:table-cell table:style-name="ce5" office:value-type="float" office:value="1886198" calcext:value-type="float">
            <text:p>1886198</text:p>
          </table:table-cell>
          <table:table-cell table:style-name="ce5" office:value-type="float" office:value="62200" calcext:value-type="float">
            <text:p>62200</text:p>
          </table:table-cell>
          <table:table-cell table:style-name="ce5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lebanon-population/" xlink:type="simple">Lebanon</text:a></text:p>
          </table:table-cell>
          <table:table-cell table:style-name="ce5" office:value-type="float" office:value="6825445" calcext:value-type="float">
            <text:p>6825445</text:p>
          </table:table-cell>
          <table:table-cell table:style-name="ce5" office:value-type="float" office:value="10230" calcext:value-type="float">
            <text:p>10230</text:p>
          </table:table-cell>
          <table:table-cell table:style-name="ce5" office:value-type="float" office:value="667" calcext:value-type="float">
            <text:p>66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lesotho-population/" xlink:type="simple">Lesotho</text:a></text:p>
          </table:table-cell>
          <table:table-cell table:style-name="ce5" office:value-type="float" office:value="2142249" calcext:value-type="float">
            <text:p>2142249</text:p>
          </table:table-cell>
          <table:table-cell table:style-name="ce5" office:value-type="float" office:value="30360" calcext:value-type="float">
            <text:p>30360</text:p>
          </table:table-cell>
          <table:table-cell table:style-name="ce5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liberia-population/" xlink:type="simple">Liberia</text:a></text:p>
          </table:table-cell>
          <table:table-cell table:style-name="ce5" office:value-type="float" office:value="5057681" calcext:value-type="float">
            <text:p>5057681</text:p>
          </table:table-cell>
          <table:table-cell table:style-name="ce5" office:value-type="float" office:value="96320" calcext:value-type="float">
            <text:p>96320</text:p>
          </table:table-cell>
          <table:table-cell table:style-name="ce5"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libya-population/" xlink:type="simple">Libya</text:a></text:p>
          </table:table-cell>
          <table:table-cell table:style-name="ce5" office:value-type="float" office:value="6871292" calcext:value-type="float">
            <text:p>6871292</text:p>
          </table:table-cell>
          <table:table-cell table:style-name="ce5" office:value-type="float" office:value="1759540" calcext:value-type="float">
            <text:p>175954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liechtenstein-population/" xlink:type="simple">Liechtenstein</text:a></text:p>
          </table:table-cell>
          <table:table-cell table:style-name="ce5" office:value-type="float" office:value="38128" calcext:value-type="float">
            <text:p>38128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lithuania-population/" xlink:type="simple">Lithuania</text:a></text:p>
          </table:table-cell>
          <table:table-cell table:style-name="ce5" office:value-type="float" office:value="2722289" calcext:value-type="float">
            <text:p>2722289</text:p>
          </table:table-cell>
          <table:table-cell table:style-name="ce5" office:value-type="float" office:value="62674" calcext:value-type="float">
            <text:p>62674</text:p>
          </table:table-cell>
          <table:table-cell table:style-name="ce5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luxembourg-population/" xlink:type="simple">Luxembourg</text:a></text:p>
          </table:table-cell>
          <table:table-cell table:style-name="ce5" office:value-type="float" office:value="625978" calcext:value-type="float">
            <text:p>625978</text:p>
          </table:table-cell>
          <table:table-cell table:style-name="ce5" office:value-type="float" office:value="2590" calcext:value-type="float">
            <text:p>2590</text:p>
          </table:table-cell>
          <table:table-cell table:style-name="ce5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china-macao-sar-population/" xlink:type="simple">Macao</text:a></text:p>
          </table:table-cell>
          <table:table-cell table:style-name="ce5" office:value-type="float" office:value="649335" calcext:value-type="float">
            <text:p>64933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1645" calcext:value-type="float">
            <text:p>2164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adagascar-population/" xlink:type="simple">Madagascar</text:a></text:p>
          </table:table-cell>
          <table:table-cell table:style-name="ce5" office:value-type="float" office:value="27691018" calcext:value-type="float">
            <text:p>27691018</text:p>
          </table:table-cell>
          <table:table-cell table:style-name="ce5" office:value-type="float" office:value="581795" calcext:value-type="float">
            <text:p>581795</text:p>
          </table:table-cell>
          <table:table-cell table:style-name="ce5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alawi-population/" xlink:type="simple">Malawi</text:a></text:p>
          </table:table-cell>
          <table:table-cell table:style-name="ce5" office:value-type="float" office:value="19129952" calcext:value-type="float">
            <text:p>19129952</text:p>
          </table:table-cell>
          <table:table-cell table:style-name="ce5" office:value-type="float" office:value="94280" calcext:value-type="float">
            <text:p>94280</text:p>
          </table:table-cell>
          <table:table-cell table:style-name="ce5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alaysia-population/" xlink:type="simple">Malaysia</text:a></text:p>
          </table:table-cell>
          <table:table-cell table:style-name="ce5" office:value-type="float" office:value="32365999" calcext:value-type="float">
            <text:p>32365999</text:p>
          </table:table-cell>
          <table:table-cell table:style-name="ce5" office:value-type="float" office:value="328550" calcext:value-type="float">
            <text:p>328550</text:p>
          </table:table-cell>
          <table:table-cell table:style-name="ce5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aldives-population/" xlink:type="simple">Maldives</text:a></text:p>
          </table:table-cell>
          <table:table-cell table:style-name="ce5" office:value-type="float" office:value="540544" calcext:value-type="float">
            <text:p>540544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802" calcext:value-type="float">
            <text:p>1802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ali-population/" xlink:type="simple">Mali</text:a></text:p>
          </table:table-cell>
          <table:table-cell table:style-name="ce5" office:value-type="float" office:value="20250833" calcext:value-type="float">
            <text:p>20250833</text:p>
          </table:table-cell>
          <table:table-cell table:style-name="ce5" office:value-type="float" office:value="1220190" calcext:value-type="float">
            <text:p>1220190</text:p>
          </table:table-cell>
          <table:table-cell table:style-name="ce5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alta-population/" xlink:type="simple">Malta</text:a></text:p>
          </table:table-cell>
          <table:table-cell table:style-name="ce5" office:value-type="float" office:value="441543" calcext:value-type="float">
            <text:p>441543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380" calcext:value-type="float">
            <text:p>138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arshall-islands-population/" xlink:type="simple">Marshall Islands</text:a></text:p>
          </table:table-cell>
          <table:table-cell table:style-name="ce5" office:value-type="float" office:value="59190" calcext:value-type="float">
            <text:p>5919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329" calcext:value-type="float">
            <text:p>32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artinique-population/" xlink:type="simple">Martinique</text:a></text:p>
          </table:table-cell>
          <table:table-cell table:style-name="ce5" office:value-type="float" office:value="375265" calcext:value-type="float">
            <text:p>375265</text:p>
          </table:table-cell>
          <table:table-cell table:style-name="ce5" office:value-type="float" office:value="1060" calcext:value-type="float">
            <text:p>1060</text:p>
          </table:table-cell>
          <table:table-cell table:style-name="ce5" office:value-type="float" office:value="354" calcext:value-type="float">
            <text:p>35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auritania-population/" xlink:type="simple">Mauritania</text:a></text:p>
          </table:table-cell>
          <table:table-cell table:style-name="ce5" office:value-type="float" office:value="4649658" calcext:value-type="float">
            <text:p>4649658</text:p>
          </table:table-cell>
          <table:table-cell table:style-name="ce5" office:value-type="float" office:value="1030700" calcext:value-type="float">
            <text:p>1030700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auritius-population/" xlink:type="simple">Mauritius</text:a></text:p>
          </table:table-cell>
          <table:table-cell table:style-name="ce5" office:value-type="float" office:value="1271768" calcext:value-type="float">
            <text:p>1271768</text:p>
          </table:table-cell>
          <table:table-cell table:style-name="ce5" office:value-type="float" office:value="2030" calcext:value-type="float">
            <text:p>2030</text:p>
          </table:table-cell>
          <table:table-cell table:style-name="ce5" office:value-type="float" office:value="626" calcext:value-type="float">
            <text:p>62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ayotte-population/" xlink:type="simple">Mayotte</text:a></text:p>
          </table:table-cell>
          <table:table-cell table:style-name="ce5" office:value-type="float" office:value="272815" calcext:value-type="float">
            <text:p>272815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728" calcext:value-type="float">
            <text:p>72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exico-population/" xlink:type="simple">Mexico</text:a></text:p>
          </table:table-cell>
          <table:table-cell table:style-name="ce5" office:value-type="float" office:value="128932753" calcext:value-type="float">
            <text:p>128932753</text:p>
          </table:table-cell>
          <table:table-cell table:style-name="ce5" office:value-type="float" office:value="1943950" calcext:value-type="float">
            <text:p>1943950</text:p>
          </table:table-cell>
          <table:table-cell table:style-name="ce5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icronesia-country-population/" xlink:type="simple">Micronesia</text:a></text:p>
          </table:table-cell>
          <table:table-cell table:style-name="ce5" office:value-type="float" office:value="115023" calcext:value-type="float">
            <text:p>115023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oldova-population/" xlink:type="simple">Moldova</text:a></text:p>
          </table:table-cell>
          <table:table-cell table:style-name="ce5" office:value-type="float" office:value="4033963" calcext:value-type="float">
            <text:p>4033963</text:p>
          </table:table-cell>
          <table:table-cell table:style-name="ce5" office:value-type="float" office:value="32850" calcext:value-type="float">
            <text:p>32850</text:p>
          </table:table-cell>
          <table:table-cell table:style-name="ce5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onaco-population/" xlink:type="simple">Monaco</text:a></text:p>
          </table:table-cell>
          <table:table-cell table:style-name="ce5" office:value-type="float" office:value="39242" calcext:value-type="float">
            <text:p>3924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6337" calcext:value-type="float">
            <text:p>2633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ongolia-population/" xlink:type="simple">Mongolia</text:a></text:p>
          </table:table-cell>
          <table:table-cell table:style-name="ce5" office:value-type="float" office:value="3278290" calcext:value-type="float">
            <text:p>3278290</text:p>
          </table:table-cell>
          <table:table-cell table:style-name="ce5" office:value-type="float" office:value="1553560" calcext:value-type="float">
            <text:p>155356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ontenegro-population/" xlink:type="simple">Montenegro</text:a></text:p>
          </table:table-cell>
          <table:table-cell table:style-name="ce5" office:value-type="float" office:value="628066" calcext:value-type="float">
            <text:p>628066</text:p>
          </table:table-cell>
          <table:table-cell table:style-name="ce5" office:value-type="float" office:value="13450" calcext:value-type="float">
            <text:p>13450</text:p>
          </table:table-cell>
          <table:table-cell table:style-name="ce5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ontserrat-population/" xlink:type="simple">Montserrat</text:a></text:p>
          </table:table-cell>
          <table:table-cell table:style-name="ce5" office:value-type="float" office:value="4992" calcext:value-type="float">
            <text:p>499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orocco-population/" xlink:type="simple">Morocco</text:a></text:p>
          </table:table-cell>
          <table:table-cell table:style-name="ce5" office:value-type="float" office:value="36910560" calcext:value-type="float">
            <text:p>36910560</text:p>
          </table:table-cell>
          <table:table-cell table:style-name="ce5" office:value-type="float" office:value="446300" calcext:value-type="float">
            <text:p>446300</text:p>
          </table:table-cell>
          <table:table-cell table:style-name="ce5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ozambique-population/" xlink:type="simple">Mozambique</text:a></text:p>
          </table:table-cell>
          <table:table-cell table:style-name="ce5" office:value-type="float" office:value="31255435" calcext:value-type="float">
            <text:p>31255435</text:p>
          </table:table-cell>
          <table:table-cell table:style-name="ce5" office:value-type="float" office:value="786380" calcext:value-type="float">
            <text:p>786380</text:p>
          </table:table-cell>
          <table:table-cell table:style-name="ce5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yanmar-population/" xlink:type="simple">Myanmar</text:a></text:p>
          </table:table-cell>
          <table:table-cell table:style-name="ce5" office:value-type="float" office:value="54409800" calcext:value-type="float">
            <text:p>54409800</text:p>
          </table:table-cell>
          <table:table-cell table:style-name="ce5" office:value-type="float" office:value="653290" calcext:value-type="float">
            <text:p>653290</text:p>
          </table:table-cell>
          <table:table-cell table:style-name="ce5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namibia-population/" xlink:type="simple">Namibia</text:a></text:p>
          </table:table-cell>
          <table:table-cell table:style-name="ce5" office:value-type="float" office:value="2540905" calcext:value-type="float">
            <text:p>2540905</text:p>
          </table:table-cell>
          <table:table-cell table:style-name="ce5" office:value-type="float" office:value="823290" calcext:value-type="float">
            <text:p>823290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nauru-population/" xlink:type="simple">Nauru</text:a></text:p>
          </table:table-cell>
          <table:table-cell table:style-name="ce5" office:value-type="float" office:value="10824" calcext:value-type="float">
            <text:p>1082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41" calcext:value-type="float">
            <text:p>54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nepal-population/" xlink:type="simple">Nepal</text:a></text:p>
          </table:table-cell>
          <table:table-cell table:style-name="ce5" office:value-type="float" office:value="29136808" calcext:value-type="float">
            <text:p>29136808</text:p>
          </table:table-cell>
          <table:table-cell table:style-name="ce5" office:value-type="float" office:value="143350" calcext:value-type="float">
            <text:p>143350</text:p>
          </table:table-cell>
          <table:table-cell table:style-name="ce5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netherlands-population/" xlink:type="simple">Netherlands</text:a></text:p>
          </table:table-cell>
          <table:table-cell table:style-name="ce5" office:value-type="float" office:value="17134872" calcext:value-type="float">
            <text:p>17134872</text:p>
          </table:table-cell>
          <table:table-cell table:style-name="ce5" office:value-type="float" office:value="33720" calcext:value-type="float">
            <text:p>33720</text:p>
          </table:table-cell>
          <table:table-cell table:style-name="ce5" office:value-type="float" office:value="508" calcext:value-type="float">
            <text:p>50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new-caledonia-population/" xlink:type="simple">New Caledonia</text:a></text:p>
          </table:table-cell>
          <table:table-cell table:style-name="ce5" office:value-type="float" office:value="285498" calcext:value-type="float">
            <text:p>285498</text:p>
          </table:table-cell>
          <table:table-cell table:style-name="ce5" office:value-type="float" office:value="18280" calcext:value-type="float">
            <text:p>1828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new-zealand-population/" xlink:type="simple">New Zealand</text:a></text:p>
          </table:table-cell>
          <table:table-cell table:style-name="ce5" office:value-type="float" office:value="4822233" calcext:value-type="float">
            <text:p>4822233</text:p>
          </table:table-cell>
          <table:table-cell table:style-name="ce5" office:value-type="float" office:value="263310" calcext:value-type="float">
            <text:p>263310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nicaragua-population/" xlink:type="simple">Nicaragua</text:a></text:p>
          </table:table-cell>
          <table:table-cell table:style-name="ce5" office:value-type="float" office:value="6624554" calcext:value-type="float">
            <text:p>6624554</text:p>
          </table:table-cell>
          <table:table-cell table:style-name="ce5" office:value-type="float" office:value="120340" calcext:value-type="float">
            <text:p>120340</text:p>
          </table:table-cell>
          <table:table-cell table:style-name="ce5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niger-population/" xlink:type="simple">Niger</text:a></text:p>
          </table:table-cell>
          <table:table-cell table:style-name="ce5" office:value-type="float" office:value="24206644" calcext:value-type="float">
            <text:p>24206644</text:p>
          </table:table-cell>
          <table:table-cell table:style-name="ce5" office:value-type="float" office:value="1266700" calcext:value-type="float">
            <text:p>1266700</text:p>
          </table:table-cell>
          <table:table-cell table:style-name="ce5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nigeria-population/" xlink:type="simple">Nigeria</text:a></text:p>
          </table:table-cell>
          <table:table-cell table:style-name="ce5" office:value-type="float" office:value="206139589" calcext:value-type="float">
            <text:p>206139589</text:p>
          </table:table-cell>
          <table:table-cell table:style-name="ce5" office:value-type="float" office:value="910770" calcext:value-type="float">
            <text:p>910770</text:p>
          </table:table-cell>
          <table:table-cell table:style-name="ce5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niue-population/" xlink:type="simple">Niue</text:a>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north-korea-population/" xlink:type="simple">North Korea</text:a></text:p>
          </table:table-cell>
          <table:table-cell table:style-name="ce5" office:value-type="float" office:value="25778816" calcext:value-type="float">
            <text:p>25778816</text:p>
          </table:table-cell>
          <table:table-cell table:style-name="ce5" office:value-type="float" office:value="120410" calcext:value-type="float">
            <text:p>120410</text:p>
          </table:table-cell>
          <table:table-cell table:style-name="ce5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macedonia-population/" xlink:type="simple">North Macedonia</text:a></text:p>
          </table:table-cell>
          <table:table-cell table:style-name="ce5" office:value-type="float" office:value="2083374" calcext:value-type="float">
            <text:p>2083374</text:p>
          </table:table-cell>
          <table:table-cell table:style-name="ce5" office:value-type="float" office:value="25220" calcext:value-type="float">
            <text:p>25220</text:p>
          </table:table-cell>
          <table:table-cell table:style-name="ce5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northern-mariana-islands-population/" xlink:type="simple">Northern Mariana Islands</text:a></text:p>
          </table:table-cell>
          <table:table-cell table:style-name="ce5" office:value-type="float" office:value="57559" calcext:value-type="float">
            <text:p>57559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norway-population/" xlink:type="simple">Norway</text:a></text:p>
          </table:table-cell>
          <table:table-cell table:style-name="ce5" office:value-type="float" office:value="5421241" calcext:value-type="float">
            <text:p>5421241</text:p>
          </table:table-cell>
          <table:table-cell table:style-name="ce5" office:value-type="float" office:value="365268" calcext:value-type="float">
            <text:p>365268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oman-population/" xlink:type="simple">Oman</text:a></text:p>
          </table:table-cell>
          <table:table-cell table:style-name="ce5" office:value-type="float" office:value="5106626" calcext:value-type="float">
            <text:p>5106626</text:p>
          </table:table-cell>
          <table:table-cell table:style-name="ce5" office:value-type="float" office:value="309500" calcext:value-type="float">
            <text:p>30950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pakistan-population/" xlink:type="simple">Pakistan</text:a></text:p>
          </table:table-cell>
          <table:table-cell table:style-name="ce5" office:value-type="float" office:value="220892340" calcext:value-type="float">
            <text:p>220892340</text:p>
          </table:table-cell>
          <table:table-cell table:style-name="ce5" office:value-type="float" office:value="770880" calcext:value-type="float">
            <text:p>770880</text:p>
          </table:table-cell>
          <table:table-cell table:style-name="ce5" office:value-type="float" office:value="287" calcext:value-type="float">
            <text:p>28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palau-population/" xlink:type="simple">Palau</text:a></text:p>
          </table:table-cell>
          <table:table-cell table:style-name="ce5" office:value-type="float" office:value="18094" calcext:value-type="float">
            <text:p>18094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panama-population/" xlink:type="simple">Panama</text:a></text:p>
          </table:table-cell>
          <table:table-cell table:style-name="ce5" office:value-type="float" office:value="4314767" calcext:value-type="float">
            <text:p>4314767</text:p>
          </table:table-cell>
          <table:table-cell table:style-name="ce5" office:value-type="float" office:value="74340" calcext:value-type="float">
            <text:p>74340</text:p>
          </table:table-cell>
          <table:table-cell table:style-name="ce5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papua-new-guinea-population/" xlink:type="simple">Papua New Guinea</text:a></text:p>
          </table:table-cell>
          <table:table-cell table:style-name="ce5" office:value-type="float" office:value="8947024" calcext:value-type="float">
            <text:p>8947024</text:p>
          </table:table-cell>
          <table:table-cell table:style-name="ce5" office:value-type="float" office:value="452860" calcext:value-type="float">
            <text:p>452860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paraguay-population/" xlink:type="simple">Paraguay</text:a></text:p>
          </table:table-cell>
          <table:table-cell table:style-name="ce5" office:value-type="float" office:value="7132538" calcext:value-type="float">
            <text:p>7132538</text:p>
          </table:table-cell>
          <table:table-cell table:style-name="ce5" office:value-type="float" office:value="397300" calcext:value-type="float">
            <text:p>397300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peru-population/" xlink:type="simple">Peru</text:a></text:p>
          </table:table-cell>
          <table:table-cell table:style-name="ce5" office:value-type="float" office:value="32971854" calcext:value-type="float">
            <text:p>32971854</text:p>
          </table:table-cell>
          <table:table-cell table:style-name="ce5" office:value-type="float" office:value="1280000" calcext:value-type="float">
            <text:p>1280000</text:p>
          </table:table-cell>
          <table:table-cell table:style-name="ce5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philippines-population/" xlink:type="simple">Philippines</text:a></text:p>
          </table:table-cell>
          <table:table-cell table:style-name="ce5" office:value-type="float" office:value="109581078" calcext:value-type="float">
            <text:p>109581078</text:p>
          </table:table-cell>
          <table:table-cell table:style-name="ce5" office:value-type="float" office:value="298170" calcext:value-type="float">
            <text:p>298170</text:p>
          </table:table-cell>
          <table:table-cell table:style-name="ce5" office:value-type="float" office:value="368" calcext:value-type="float">
            <text:p>36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poland-population/" xlink:type="simple">Poland</text:a></text:p>
          </table:table-cell>
          <table:table-cell table:style-name="ce5" office:value-type="float" office:value="37846611" calcext:value-type="float">
            <text:p>37846611</text:p>
          </table:table-cell>
          <table:table-cell table:style-name="ce5" office:value-type="float" office:value="306230" calcext:value-type="float">
            <text:p>306230</text:p>
          </table:table-cell>
          <table:table-cell table:style-name="ce5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portugal-population/" xlink:type="simple">Portugal</text:a></text:p>
          </table:table-cell>
          <table:table-cell table:style-name="ce5" office:value-type="float" office:value="10196709" calcext:value-type="float">
            <text:p>10196709</text:p>
          </table:table-cell>
          <table:table-cell table:style-name="ce5" office:value-type="float" office:value="91590" calcext:value-type="float">
            <text:p>91590</text:p>
          </table:table-cell>
          <table:table-cell table:style-name="ce5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puerto-rico-population/" xlink:type="simple">Puerto Rico</text:a></text:p>
          </table:table-cell>
          <table:table-cell table:style-name="ce5" office:value-type="float" office:value="2860853" calcext:value-type="float">
            <text:p>2860853</text:p>
          </table:table-cell>
          <table:table-cell table:style-name="ce5" office:value-type="float" office:value="8870" calcext:value-type="float">
            <text:p>8870</text:p>
          </table:table-cell>
          <table:table-cell table:style-name="ce5" office:value-type="float" office:value="323" calcext:value-type="float">
            <text:p>32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qatar-population/" xlink:type="simple">Qatar</text:a></text:p>
          </table:table-cell>
          <table:table-cell table:style-name="ce5" office:value-type="float" office:value="2881053" calcext:value-type="float">
            <text:p>2881053</text:p>
          </table:table-cell>
          <table:table-cell table:style-name="ce5" office:value-type="float" office:value="11610" calcext:value-type="float">
            <text:p>11610</text:p>
          </table:table-cell>
          <table:table-cell table:style-name="ce5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romania-population/" xlink:type="simple">Romania</text:a></text:p>
          </table:table-cell>
          <table:table-cell table:style-name="ce5" office:value-type="float" office:value="19237691" calcext:value-type="float">
            <text:p>19237691</text:p>
          </table:table-cell>
          <table:table-cell table:style-name="ce5" office:value-type="float" office:value="230170" calcext:value-type="float">
            <text:p>230170</text:p>
          </table:table-cell>
          <table:table-cell table:style-name="ce5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russia-population/" xlink:type="simple">Russia</text:a></text:p>
          </table:table-cell>
          <table:table-cell table:style-name="ce5" office:value-type="float" office:value="145934462" calcext:value-type="float">
            <text:p>145934462</text:p>
          </table:table-cell>
          <table:table-cell table:style-name="ce5" office:value-type="float" office:value="16376870" calcext:value-type="float">
            <text:p>16376870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rwanda-population/" xlink:type="simple">Rwanda</text:a></text:p>
          </table:table-cell>
          <table:table-cell table:style-name="ce5" office:value-type="float" office:value="12952218" calcext:value-type="float">
            <text:p>12952218</text:p>
          </table:table-cell>
          <table:table-cell table:style-name="ce5" office:value-type="float" office:value="24670" calcext:value-type="float">
            <text:p>24670</text:p>
          </table:table-cell>
          <table:table-cell table:style-name="ce5" office:value-type="float" office:value="525" calcext:value-type="float">
            <text:p>52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reunion-population/" xlink:type="simple">Réunion</text:a></text:p>
          </table:table-cell>
          <table:table-cell table:style-name="ce5" office:value-type="float" office:value="895312" calcext:value-type="float">
            <text:p>895312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358" calcext:value-type="float">
            <text:p>35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aint-barthelemy-population/" xlink:type="simple">Saint Barthelemy</text:a></text:p>
          </table:table-cell>
          <table:table-cell table:style-name="ce5" office:value-type="float" office:value="9877" calcext:value-type="float">
            <text:p>987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70" calcext:value-type="float">
            <text:p>47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aint-helena-population/" xlink:type="simple">Saint Helena</text:a></text:p>
          </table:table-cell>
          <table:table-cell table:style-name="ce5" office:value-type="float" office:value="6077" calcext:value-type="float">
            <text:p>6077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aint-kitts-and-nevis-population/" xlink:type="simple">Saint Kitts &amp; Nevis</text:a></text:p>
          </table:table-cell>
          <table:table-cell table:style-name="ce5" office:value-type="float" office:value="53199" calcext:value-type="float">
            <text:p>5319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aint-lucia-population/" xlink:type="simple">Saint Lucia</text:a></text:p>
          </table:table-cell>
          <table:table-cell table:style-name="ce5" office:value-type="float" office:value="183627" calcext:value-type="float">
            <text:p>183627</text:p>
          </table:table-cell>
          <table:table-cell table:style-name="ce5" office:value-type="float" office:value="610" calcext:value-type="float">
            <text:p>610</text:p>
          </table:table-cell>
          <table:table-cell table:style-name="ce5" office:value-type="float" office:value="301" calcext:value-type="float">
            <text:p>30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aint-martin-population/" xlink:type="simple">Saint Martin</text:a></text:p>
          </table:table-cell>
          <table:table-cell table:style-name="ce5" office:value-type="float" office:value="38666" calcext:value-type="float">
            <text:p>38666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30" calcext:value-type="float">
            <text:p>73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aint-pierre-and-miquelon-population/" xlink:type="simple">Saint Pierre &amp; Miquelon</text:a></text:p>
          </table:table-cell>
          <table:table-cell table:style-name="ce5" office:value-type="float" office:value="5794" calcext:value-type="float">
            <text:p>579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amoa-population/" xlink:type="simple">Samoa</text:a></text:p>
          </table:table-cell>
          <table:table-cell table:style-name="ce5" office:value-type="float" office:value="198414" calcext:value-type="float">
            <text:p>198414</text:p>
          </table:table-cell>
          <table:table-cell table:style-name="ce5" office:value-type="float" office:value="2830" calcext:value-type="float">
            <text:p>2830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an-marino-population/" xlink:type="simple">San Marino</text:a></text:p>
          </table:table-cell>
          <table:table-cell table:style-name="ce5" office:value-type="float" office:value="33931" calcext:value-type="float">
            <text:p>3393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66" calcext:value-type="float">
            <text:p>56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ao-tome-and-principe-population/" xlink:type="simple">Sao Tome &amp; Principe</text:a></text:p>
          </table:table-cell>
          <table:table-cell table:style-name="ce5" office:value-type="float" office:value="219159" calcext:value-type="float">
            <text:p>219159</text:p>
          </table:table-cell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audi-arabia-population/" xlink:type="simple">Saudi Arabia</text:a></text:p>
          </table:table-cell>
          <table:table-cell table:style-name="ce5" office:value-type="float" office:value="34813871" calcext:value-type="float">
            <text:p>34813871</text:p>
          </table:table-cell>
          <table:table-cell table:style-name="ce5" office:value-type="float" office:value="2149690" calcext:value-type="float">
            <text:p>214969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enegal-population/" xlink:type="simple">Senegal</text:a></text:p>
          </table:table-cell>
          <table:table-cell table:style-name="ce5" office:value-type="float" office:value="16743927" calcext:value-type="float">
            <text:p>16743927</text:p>
          </table:table-cell>
          <table:table-cell table:style-name="ce5" office:value-type="float" office:value="192530" calcext:value-type="float">
            <text:p>192530</text:p>
          </table:table-cell>
          <table:table-cell table:style-name="ce5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erbia-population/" xlink:type="simple">Serbia</text:a></text:p>
          </table:table-cell>
          <table:table-cell table:style-name="ce5" office:value-type="float" office:value="8737371" calcext:value-type="float">
            <text:p>8737371</text:p>
          </table:table-cell>
          <table:table-cell table:style-name="ce5" office:value-type="float" office:value="87460" calcext:value-type="float">
            <text:p>87460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eychelles-population/" xlink:type="simple">Seychelles</text:a></text:p>
          </table:table-cell>
          <table:table-cell table:style-name="ce5" office:value-type="float" office:value="98347" calcext:value-type="float">
            <text:p>98347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ierra-leone-population/" xlink:type="simple">Sierra Leone</text:a></text:p>
          </table:table-cell>
          <table:table-cell table:style-name="ce5" office:value-type="float" office:value="7976983" calcext:value-type="float">
            <text:p>7976983</text:p>
          </table:table-cell>
          <table:table-cell table:style-name="ce5" office:value-type="float" office:value="72180" calcext:value-type="float">
            <text:p>72180</text:p>
          </table:table-cell>
          <table:table-cell table:style-name="ce5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ingapore-population/" xlink:type="simple">Singapore</text:a></text:p>
          </table:table-cell>
          <table:table-cell table:style-name="ce5" office:value-type="float" office:value="5850342" calcext:value-type="float">
            <text:p>5850342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8358" calcext:value-type="float">
            <text:p>835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int-maarten-population/" xlink:type="simple">Sint Maarten</text:a></text:p>
          </table:table-cell>
          <table:table-cell table:style-name="ce5" office:value-type="float" office:value="42876" calcext:value-type="float">
            <text:p>4287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61" calcext:value-type="float">
            <text:p>126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lovakia-population/" xlink:type="simple">Slovakia</text:a></text:p>
          </table:table-cell>
          <table:table-cell table:style-name="ce5" office:value-type="float" office:value="5459642" calcext:value-type="float">
            <text:p>5459642</text:p>
          </table:table-cell>
          <table:table-cell table:style-name="ce5" office:value-type="float" office:value="48088" calcext:value-type="float">
            <text:p>48088</text:p>
          </table:table-cell>
          <table:table-cell table:style-name="ce5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lovenia-population/" xlink:type="simple">Slovenia</text:a></text:p>
          </table:table-cell>
          <table:table-cell table:style-name="ce5" office:value-type="float" office:value="2078938" calcext:value-type="float">
            <text:p>2078938</text:p>
          </table:table-cell>
          <table:table-cell table:style-name="ce5" office:value-type="float" office:value="20140" calcext:value-type="float">
            <text:p>20140</text:p>
          </table:table-cell>
          <table:table-cell table:style-name="ce5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olomon-islands-population/" xlink:type="simple">Solomon Islands</text:a></text:p>
          </table:table-cell>
          <table:table-cell table:style-name="ce5" office:value-type="float" office:value="686884" calcext:value-type="float">
            <text:p>686884</text:p>
          </table:table-cell>
          <table:table-cell table:style-name="ce5" office:value-type="float" office:value="27990" calcext:value-type="float">
            <text:p>27990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omalia-population/" xlink:type="simple">Somalia</text:a></text:p>
          </table:table-cell>
          <table:table-cell table:style-name="ce5" office:value-type="float" office:value="15893222" calcext:value-type="float">
            <text:p>15893222</text:p>
          </table:table-cell>
          <table:table-cell table:style-name="ce5" office:value-type="float" office:value="627340" calcext:value-type="float">
            <text:p>627340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outh-africa-population/" xlink:type="simple">South Africa</text:a></text:p>
          </table:table-cell>
          <table:table-cell table:style-name="ce5" office:value-type="float" office:value="59308690" calcext:value-type="float">
            <text:p>59308690</text:p>
          </table:table-cell>
          <table:table-cell table:style-name="ce5" office:value-type="float" office:value="1213090" calcext:value-type="float">
            <text:p>1213090</text:p>
          </table:table-cell>
          <table:table-cell table:style-name="ce5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outh-korea-population/" xlink:type="simple">South Korea</text:a></text:p>
          </table:table-cell>
          <table:table-cell table:style-name="ce5" office:value-type="float" office:value="51269185" calcext:value-type="float">
            <text:p>51269185</text:p>
          </table:table-cell>
          <table:table-cell table:style-name="ce5" office:value-type="float" office:value="97230" calcext:value-type="float">
            <text:p>97230</text:p>
          </table:table-cell>
          <table:table-cell table:style-name="ce5" office:value-type="float" office:value="527" calcext:value-type="float">
            <text:p>52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outh-sudan-population/" xlink:type="simple">South Sudan</text:a></text:p>
          </table:table-cell>
          <table:table-cell table:style-name="ce5" office:value-type="float" office:value="11193725" calcext:value-type="float">
            <text:p>11193725</text:p>
          </table:table-cell>
          <table:table-cell table:style-name="ce5" office:value-type="float" office:value="610952" calcext:value-type="float">
            <text:p>610952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pain-population/" xlink:type="simple">Spain</text:a></text:p>
          </table:table-cell>
          <table:table-cell table:style-name="ce5" office:value-type="float" office:value="46754778" calcext:value-type="float">
            <text:p>46754778</text:p>
          </table:table-cell>
          <table:table-cell table:style-name="ce5" office:value-type="float" office:value="498800" calcext:value-type="float">
            <text:p>498800</text:p>
          </table:table-cell>
          <table:table-cell table:style-name="ce5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ri-lanka-population/" xlink:type="simple">Sri Lanka</text:a></text:p>
          </table:table-cell>
          <table:table-cell table:style-name="ce5" office:value-type="float" office:value="21413249" calcext:value-type="float">
            <text:p>21413249</text:p>
          </table:table-cell>
          <table:table-cell table:style-name="ce5" office:value-type="float" office:value="62710" calcext:value-type="float">
            <text:p>62710</text:p>
          </table:table-cell>
          <table:table-cell table:style-name="ce5" office:value-type="float" office:value="341" calcext:value-type="float">
            <text:p>34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aint-vincent-and-the-grenadines-population/" xlink:type="simple">St. Vincent &amp; Grenadines</text:a></text:p>
          </table:table-cell>
          <table:table-cell table:style-name="ce5" office:value-type="float" office:value="110940" calcext:value-type="float">
            <text:p>110940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float" office:value="284" calcext:value-type="float">
            <text:p>28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tate-of-palestine-population/" xlink:type="simple">State of Palestine</text:a></text:p>
          </table:table-cell>
          <table:table-cell table:style-name="ce5" office:value-type="float" office:value="5101414" calcext:value-type="float">
            <text:p>5101414</text:p>
          </table:table-cell>
          <table:table-cell table:style-name="ce5" office:value-type="float" office:value="6020" calcext:value-type="float">
            <text:p>6020</text:p>
          </table:table-cell>
          <table:table-cell table:style-name="ce5" office:value-type="float" office:value="847" calcext:value-type="float">
            <text:p>84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udan-population/" xlink:type="simple">Sudan</text:a></text:p>
          </table:table-cell>
          <table:table-cell table:style-name="ce5" office:value-type="float" office:value="43849260" calcext:value-type="float">
            <text:p>43849260</text:p>
          </table:table-cell>
          <table:table-cell table:style-name="ce5" office:value-type="float" office:value="1765048" calcext:value-type="float">
            <text:p>1765048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uriname-population/" xlink:type="simple">Suriname</text:a></text:p>
          </table:table-cell>
          <table:table-cell table:style-name="ce5" office:value-type="float" office:value="586632" calcext:value-type="float">
            <text:p>586632</text:p>
          </table:table-cell>
          <table:table-cell table:style-name="ce5" office:value-type="float" office:value="156000" calcext:value-type="float">
            <text:p>15600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weden-population/" xlink:type="simple">Sweden</text:a></text:p>
          </table:table-cell>
          <table:table-cell table:style-name="ce5" office:value-type="float" office:value="10099265" calcext:value-type="float">
            <text:p>10099265</text:p>
          </table:table-cell>
          <table:table-cell table:style-name="ce5" office:value-type="float" office:value="410340" calcext:value-type="float">
            <text:p>410340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witzerland-population/" xlink:type="simple">Switzerland</text:a></text:p>
          </table:table-cell>
          <table:table-cell table:style-name="ce5" office:value-type="float" office:value="8654622" calcext:value-type="float">
            <text:p>8654622</text:p>
          </table:table-cell>
          <table:table-cell table:style-name="ce5" office:value-type="float" office:value="39516" calcext:value-type="float">
            <text:p>39516</text:p>
          </table:table-cell>
          <table:table-cell table:style-name="ce5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syria-population/" xlink:type="simple">Syria</text:a></text:p>
          </table:table-cell>
          <table:table-cell table:style-name="ce5" office:value-type="float" office:value="17500658" calcext:value-type="float">
            <text:p>17500658</text:p>
          </table:table-cell>
          <table:table-cell table:style-name="ce5" office:value-type="float" office:value="183630" calcext:value-type="float">
            <text:p>183630</text:p>
          </table:table-cell>
          <table:table-cell table:style-name="ce5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aiwan-population/" xlink:type="simple">Taiwan</text:a></text:p>
          </table:table-cell>
          <table:table-cell table:style-name="ce5" office:value-type="float" office:value="23816775" calcext:value-type="float">
            <text:p>23816775</text:p>
          </table:table-cell>
          <table:table-cell table:style-name="ce5" office:value-type="float" office:value="35410" calcext:value-type="float">
            <text:p>35410</text:p>
          </table:table-cell>
          <table:table-cell table:style-name="ce5" office:value-type="float" office:value="673" calcext:value-type="float">
            <text:p>67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ajikistan-population/" xlink:type="simple">Tajikistan</text:a></text:p>
          </table:table-cell>
          <table:table-cell table:style-name="ce5" office:value-type="float" office:value="9537645" calcext:value-type="float">
            <text:p>9537645</text:p>
          </table:table-cell>
          <table:table-cell table:style-name="ce5" office:value-type="float" office:value="139960" calcext:value-type="float">
            <text:p>139960</text:p>
          </table:table-cell>
          <table:table-cell table:style-name="ce5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anzania-population/" xlink:type="simple">Tanzania</text:a></text:p>
          </table:table-cell>
          <table:table-cell table:style-name="ce5" office:value-type="float" office:value="59734218" calcext:value-type="float">
            <text:p>59734218</text:p>
          </table:table-cell>
          <table:table-cell table:style-name="ce5" office:value-type="float" office:value="885800" calcext:value-type="float">
            <text:p>885800</text:p>
          </table:table-cell>
          <table:table-cell table:style-name="ce5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hailand-population/" xlink:type="simple">Thailand</text:a></text:p>
          </table:table-cell>
          <table:table-cell table:style-name="ce5" office:value-type="float" office:value="69799978" calcext:value-type="float">
            <text:p>69799978</text:p>
          </table:table-cell>
          <table:table-cell table:style-name="ce5" office:value-type="float" office:value="510890" calcext:value-type="float">
            <text:p>510890</text:p>
          </table:table-cell>
          <table:table-cell table:style-name="ce5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imor-leste-population/" xlink:type="simple">Timor-Leste</text:a></text:p>
          </table:table-cell>
          <table:table-cell table:style-name="ce5" office:value-type="float" office:value="1318445" calcext:value-type="float">
            <text:p>1318445</text:p>
          </table:table-cell>
          <table:table-cell table:style-name="ce5" office:value-type="float" office:value="14870" calcext:value-type="float">
            <text:p>14870</text:p>
          </table:table-cell>
          <table:table-cell table:style-name="ce5"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ogo-population/" xlink:type="simple">Togo</text:a></text:p>
          </table:table-cell>
          <table:table-cell table:style-name="ce5" office:value-type="float" office:value="8278724" calcext:value-type="float">
            <text:p>8278724</text:p>
          </table:table-cell>
          <table:table-cell table:style-name="ce5" office:value-type="float" office:value="54390" calcext:value-type="float">
            <text:p>54390</text:p>
          </table:table-cell>
          <table:table-cell table:style-name="ce5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okelau-population/" xlink:type="simple">Tokelau</text:a></text:p>
          </table:table-cell>
          <table:table-cell table:style-name="ce5" office:value-type="float" office:value="1357" calcext:value-type="float">
            <text:p>135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onga-population/" xlink:type="simple">Tonga</text:a></text:p>
          </table:table-cell>
          <table:table-cell table:style-name="ce5" office:value-type="float" office:value="105695" calcext:value-type="float">
            <text:p>10569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rinidad-and-tobago-population/" xlink:type="simple">Trinidad and Tobago</text:a></text:p>
          </table:table-cell>
          <table:table-cell table:style-name="ce5" office:value-type="float" office:value="1399488" calcext:value-type="float">
            <text:p>1399488</text:p>
          </table:table-cell>
          <table:table-cell table:style-name="ce5" office:value-type="float" office:value="5130" calcext:value-type="float">
            <text:p>5130</text:p>
          </table:table-cell>
          <table:table-cell table:style-name="ce5" office:value-type="float" office:value="273" calcext:value-type="float">
            <text:p>27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unisia-population/" xlink:type="simple">Tunisia</text:a></text:p>
          </table:table-cell>
          <table:table-cell table:style-name="ce5" office:value-type="float" office:value="11818619" calcext:value-type="float">
            <text:p>11818619</text:p>
          </table:table-cell>
          <table:table-cell table:style-name="ce5" office:value-type="float" office:value="155360" calcext:value-type="float">
            <text:p>155360</text:p>
          </table:table-cell>
          <table:table-cell table:style-name="ce5"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urkey-population/" xlink:type="simple">Turkey</text:a></text:p>
          </table:table-cell>
          <table:table-cell table:style-name="ce5" office:value-type="float" office:value="84339067" calcext:value-type="float">
            <text:p>84339067</text:p>
          </table:table-cell>
          <table:table-cell table:style-name="ce5" office:value-type="float" office:value="769630" calcext:value-type="float">
            <text:p>769630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urkmenistan-population/" xlink:type="simple">Turkmenistan</text:a></text:p>
          </table:table-cell>
          <table:table-cell table:style-name="ce5" office:value-type="float" office:value="6031200" calcext:value-type="float">
            <text:p>6031200</text:p>
          </table:table-cell>
          <table:table-cell table:style-name="ce5" office:value-type="float" office:value="469930" calcext:value-type="float">
            <text:p>469930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urks-and-caicos-islands-population/" xlink:type="simple">Turks and Caicos</text:a></text:p>
          </table:table-cell>
          <table:table-cell table:style-name="ce5" office:value-type="float" office:value="38717" calcext:value-type="float">
            <text:p>38717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tuvalu-population/" xlink:type="simple">Tuvalu</text:a></text:p>
          </table:table-cell>
          <table:table-cell table:style-name="ce5" office:value-type="float" office:value="11792" calcext:value-type="float">
            <text:p>1179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93" calcext:value-type="float">
            <text:p>393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united-states-virgin-islands-population/" xlink:type="simple">U.S. Virgin Islands</text:a></text:p>
          </table:table-cell>
          <table:table-cell table:style-name="ce5" office:value-type="float" office:value="104425" calcext:value-type="float">
            <text:p>10442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298" calcext:value-type="float">
            <text:p>29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uganda-population/" xlink:type="simple">Uganda</text:a></text:p>
          </table:table-cell>
          <table:table-cell table:style-name="ce5" office:value-type="float" office:value="45741007" calcext:value-type="float">
            <text:p>45741007</text:p>
          </table:table-cell>
          <table:table-cell table:style-name="ce5" office:value-type="float" office:value="199810" calcext:value-type="float">
            <text:p>199810</text:p>
          </table:table-cell>
          <table:table-cell table:style-name="ce5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ukraine-population/" xlink:type="simple">Ukraine</text:a></text:p>
          </table:table-cell>
          <table:table-cell table:style-name="ce5" office:value-type="float" office:value="43733762" calcext:value-type="float">
            <text:p>43733762</text:p>
          </table:table-cell>
          <table:table-cell table:style-name="ce5" office:value-type="float" office:value="579320" calcext:value-type="float">
            <text:p>579320</text:p>
          </table:table-cell>
          <table:table-cell table:style-name="ce5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united-arab-emirates-population/" xlink:type="simple">United Arab Emirates</text:a></text:p>
          </table:table-cell>
          <table:table-cell table:style-name="ce5" office:value-type="float" office:value="9890402" calcext:value-type="float">
            <text:p>9890402</text:p>
          </table:table-cell>
          <table:table-cell table:style-name="ce5" office:value-type="float" office:value="83600" calcext:value-type="float">
            <text:p>83600</text:p>
          </table:table-cell>
          <table:table-cell table:style-name="ce5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uk-population/" xlink:type="simple">United Kingdom</text:a></text:p>
          </table:table-cell>
          <table:table-cell table:style-name="ce5" office:value-type="float" office:value="67886011" calcext:value-type="float">
            <text:p>67886011</text:p>
          </table:table-cell>
          <table:table-cell table:style-name="ce5" office:value-type="float" office:value="241930" calcext:value-type="float">
            <text:p>241930</text:p>
          </table:table-cell>
          <table:table-cell table:style-name="ce5" office:value-type="float" office:value="281" calcext:value-type="float">
            <text:p>281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us-population/" xlink:type="simple">United States</text:a></text:p>
          </table:table-cell>
          <table:table-cell table:style-name="ce5" office:value-type="float" office:value="331002651" calcext:value-type="float">
            <text:p>331002651</text:p>
          </table:table-cell>
          <table:table-cell table:style-name="ce5" office:value-type="float" office:value="9147420" calcext:value-type="float">
            <text:p>9147420</text:p>
          </table:table-cell>
          <table:table-cell table:style-name="ce5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uruguay-population/" xlink:type="simple">Uruguay</text:a></text:p>
          </table:table-cell>
          <table:table-cell table:style-name="ce5" office:value-type="float" office:value="3473730" calcext:value-type="float">
            <text:p>3473730</text:p>
          </table:table-cell>
          <table:table-cell table:style-name="ce5" office:value-type="float" office:value="175020" calcext:value-type="float">
            <text:p>175020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uzbekistan-population/" xlink:type="simple">Uzbekistan</text:a></text:p>
          </table:table-cell>
          <table:table-cell table:style-name="ce5" office:value-type="float" office:value="33469203" calcext:value-type="float">
            <text:p>33469203</text:p>
          </table:table-cell>
          <table:table-cell table:style-name="ce5" office:value-type="float" office:value="425400" calcext:value-type="float">
            <text:p>425400</text:p>
          </table:table-cell>
          <table:table-cell table:style-name="ce5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vanuatu-population/" xlink:type="simple">Vanuatu</text:a></text:p>
          </table:table-cell>
          <table:table-cell table:style-name="ce5" office:value-type="float" office:value="307145" calcext:value-type="float">
            <text:p>307145</text:p>
          </table:table-cell>
          <table:table-cell table:style-name="ce5" office:value-type="float" office:value="12190" calcext:value-type="float">
            <text:p>12190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venezuela-population/" xlink:type="simple">Venezuela</text:a></text:p>
          </table:table-cell>
          <table:table-cell table:style-name="ce5" office:value-type="float" office:value="28435940" calcext:value-type="float">
            <text:p>28435940</text:p>
          </table:table-cell>
          <table:table-cell table:style-name="ce5" office:value-type="float" office:value="882050" calcext:value-type="float">
            <text:p>882050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vietnam-population/" xlink:type="simple">Vietnam</text:a></text:p>
          </table:table-cell>
          <table:table-cell table:style-name="ce5" office:value-type="float" office:value="97338579" calcext:value-type="float">
            <text:p>97338579</text:p>
          </table:table-cell>
          <table:table-cell table:style-name="ce5" office:value-type="float" office:value="310070" calcext:value-type="float">
            <text:p>310070</text:p>
          </table:table-cell>
          <table:table-cell table:style-name="ce5" office:value-type="float" office:value="314" calcext:value-type="float">
            <text:p>314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wallis-and-futuna-islands-population/" xlink:type="simple">Wallis &amp; Futuna</text:a></text:p>
          </table:table-cell>
          <table:table-cell table:style-name="ce5" office:value-type="float" office:value="11239" calcext:value-type="float">
            <text:p>112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western-sahara-population/" xlink:type="simple">Western Sahara</text:a></text:p>
          </table:table-cell>
          <table:table-cell table:style-name="ce5" office:value-type="float" office:value="597339" calcext:value-type="float">
            <text:p>597339</text:p>
          </table:table-cell>
          <table:table-cell table:style-name="ce5" office:value-type="float" office:value="266000" calcext:value-type="float">
            <text:p>26600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yemen-population/" xlink:type="simple">Yemen</text:a></text:p>
          </table:table-cell>
          <table:table-cell table:style-name="ce5" office:value-type="float" office:value="29825964" calcext:value-type="float">
            <text:p>29825964</text:p>
          </table:table-cell>
          <table:table-cell table:style-name="ce5" office:value-type="float" office:value="527970" calcext:value-type="float">
            <text:p>527970</text:p>
          </table:table-cell>
          <table:table-cell table:style-name="ce5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zambia-population/" xlink:type="simple">Zambia</text:a></text:p>
          </table:table-cell>
          <table:table-cell table:style-name="ce5" office:value-type="float" office:value="18383955" calcext:value-type="float">
            <text:p>18383955</text:p>
          </table:table-cell>
          <table:table-cell table:style-name="ce5" office:value-type="float" office:value="743390" calcext:value-type="float">
            <text:p>743390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<text:a xlink:href="https://www.worldometers.info/world-population/zimbabwe-population/" xlink:type="simple">Zimbabwe</text:a></text:p>
          </table:table-cell>
          <table:table-cell table:style-name="ce5" office:value-type="float" office:value="14862924" calcext:value-type="float">
            <text:p>14862924</text:p>
          </table:table-cell>
          <table:table-cell table:style-name="ce5" office:value-type="float" office:value="386850" calcext:value-type="float">
            <text:p>386850</text:p>
          </table:table-cell>
          <table:table-cell table:style-name="ce5" office:value-type="float" office:value="38" calcext:value-type="float">
            <text:p>38</text:p>
          </table:table-cell>
        </table:table-row>
        <table:table-row table:style-name="ro1" table:number-rows-repeated="10483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Beaman</meta:initial-creator>
    <meta:creation-date>2020-04-20T19:02:40.613266680</meta:creation-date>
    <dc:date>2020-04-20T19:11:33.014789227</dc:date>
    <dc:creator>Jason Beaman</dc:creator>
    <meta:editing-duration>PT8M52S</meta:editing-duration>
    <meta:editing-cycles>3</meta:editing-cycles>
    <meta:generator>LibreOffice/5.1.6.2$Linux_X86_64 LibreOffice_project/10m0$Build-2</meta:generator>
    <meta:document-statistic meta:table-count="1" meta:cell-count="944" meta:object-count="0"/>
  </office:meta>
</office:document-meta>
</file>